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c33d" officeooo:paragraph-rsid="0014c33d"/>
    </style:style>
    <style:style style:name="P2" style:family="paragraph" style:parent-style-name="Standard">
      <style:text-properties officeooo:rsid="0014c33d" officeooo:paragraph-rsid="0014c33d"/>
    </style:style>
    <style:style style:name="P3" style:family="paragraph" style:parent-style-name="Standard">
      <style:text-properties officeooo:rsid="001688ed" officeooo:paragraph-rsid="001688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) <text:s/>name = age</text:p>
      <text:p text:style-name="P1">mean = 41.17009511170095</text:p>
      <text:p text:style-name="P1">std = 10.576210958711261</text:p>
      <text:p text:style-name="P1">mode = 34</text:p>
      <text:p text:style-name="P1">skew = 0.6995014533559305</text:p>
      <text:p text:style-name="P1"/>
      <text:p text:style-name="P1">name = balance</text:p>
      <text:p text:style-name="P1">mean = 1422.6578190665782</text:p>
      <text:p text:style-name="P1">std = 3009.638142467341</text:p>
      <text:p text:style-name="P1">mode = <text:s/>0</text:p>
      <text:p text:style-name="P1">skew = 6.596430546295735</text:p>
      <text:p text:style-name="P1"/>
      <text:p text:style-name="P1">name = day</text:p>
      <text:p text:style-name="P1">mean = 15.915284229152842</text:p>
      <text:p text:style-name="P1">std = 8.24766732722993</text:p>
      <text:p text:style-name="P1">mode = <text:s/>20</text:p>
      <text:p text:style-name="P1">skew = 0.09462690455175846</text:p>
      <text:p text:style-name="P1"/>
      <text:p text:style-name="P1">name = duration</text:p>
      <text:p text:style-name="P1">mean = 263.96129174961294</text:p>
      <text:p text:style-name="P1">std = 259.85663262468205</text:p>
      <text:p text:style-name="P1">mode = <text:s/>123</text:p>
      <text:p text:style-name="P1">skew = 2.7724197169136455</text:p>
      <text:p text:style-name="P1"/>
      <text:p text:style-name="P1">name = campaign</text:p>
      <text:p text:style-name="P1">mean = 2.793629727936297</text:p>
      <text:p text:style-name="P1">std = 3.109806660188575</text:p>
      <text:p text:style-name="P1">mode = <text:s/>1</text:p>
      <text:p text:style-name="P1">skew = 4.74391446894159</text:p>
      <text:p text:style-name="P1"/>
      <text:p text:style-name="P1">name = pdays</text:p>
      <text:p text:style-name="P1">mean = 39.766644547666445</text:p>
      <text:p text:style-name="P1">std = 100.12112444301664</text:p>
      <text:p text:style-name="P1">mode = -1</text:p>
      <text:p text:style-name="P1">skew = 2.71707136656418</text:p>
      <text:p text:style-name="P1"/>
      <text:p text:style-name="P1">name = previous</text:p>
      <text:p text:style-name="P1">mean = 0.5425790754257908</text:p>
      <text:p text:style-name="P1">std = 1.693562350607123</text:p>
      <text:p text:style-name="P1">mode = <text:s/>0</text:p>
      <text:p text:style-name="P1">skew = 5.875258677896706</text:p>
      <text:p text:style-name="P1"/>
      <text:p text:style-name="P3">3) name = job</text:p>
      <text:p text:style-name="P3">mode = management</text:p>
      <text:p text:style-name="P3"/>
      <text:p text:style-name="P3">name = marital</text:p>
      <text:p text:style-name="P3">mode = married</text:p>
      <text:p text:style-name="P3"/>
      <text:p text:style-name="P3">name = education</text:p>
      <text:p text:style-name="P3"><text:soft-page-break/>mode = secondary</text:p>
      <text:p text:style-name="P3"/>
      <text:p text:style-name="P3">name = default</text:p>
      <text:p text:style-name="P3">mode = no</text:p>
      <text:p text:style-name="P3"/>
      <text:p text:style-name="P3">name = housing</text:p>
      <text:p text:style-name="P3">mode = yes</text:p>
      <text:p text:style-name="P3"/>
      <text:p text:style-name="P3">name = loan</text:p>
      <text:p text:style-name="P3">mode = no</text:p>
      <text:p text:style-name="P3"/>
      <text:p text:style-name="P3">name = contact</text:p>
      <text:p text:style-name="P3">mode = cellular</text:p>
      <text:p text:style-name="P3"><text:s/></text:p>
      <text:p text:style-name="P3">name = month</text:p>
      <text:p text:style-name="P3">mode = may</text:p>
      <text:p text:style-name="P3"/>
      <text:p text:style-name="P3">name = poutcome</text:p>
      <text:p text:style-name="P3">mode = unknown</text:p>
      <text:p text:style-name="P3"/>
      <text:p text:style-name="P3">name = y</text:p>
      <text:p text:style-name="P3">mode = no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4:53:30.462295406</meta:creation-date>
    <dc:date>2020-08-15T15:47:50.363831900</dc:date>
    <meta:editing-duration>PT36M50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2" meta:paragraph-count="56" meta:word-count="167" meta:character-count="922" meta:non-whitespace-character-count="803"/>
  </office:meta>
</office:document-meta>
</file>